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 set the server and showing the console (</text:span><text:a xlink:href="http://localhost:5000"><text:span text:style-name="T2">http://localhost:5000</text:span></text:a><text:span text:style-name="T3">)</text:span></text:p>
      <text:p text:style-name="P1"><text:span text:style-name="T3">server.js</text:span></text:p>
      <text:p text:style-name="P1"><text:span text:style-name="T3">const http = require("http");</text:span></text:p>
      <text:p text:style-name="P1"><text:span text:style-name="T3">const server = http.createServer((req, res) =&gt; {</text:span></text:p>
      <text:p text:style-name="P1"><text:span text:style-name="T3"><text:s text:c="2"/>res.writeHead(200, { "Content-Type": "text/plain" });</text:span></text:p>
      <text:p text:style-name="P1"><text:span text:style-name="T3"><text:s text:c="2"/>res.end("Hello! Node HTTP Server is running");</text:span></text:p>
      <text:p text:style-name="P1"><text:span text:style-name="T3">});</text:span></text:p>
      <text:p text:style-name="P1"><text:span text:style-name="T3">server.listen(5000, () =&gt; {</text:span></text:p>
      <text:p text:style-name="P1"><text:span text:style-name="T3"><text:s text:c="2"/>console.log("Server running at<text:s/></text:span><text:a xlink:href="http://localhost:5000"><text:span text:style-name="T4">http://localhost:5000</text:span></text:a><text:span text:style-name="T5">");</text:span></text:p>
      <text:p text:style-name="P1"><text:span text:style-name="T5">});</text:span></text:p>
      <text:p text:style-name="P2"><draw:frame text:anchor-type="as-char" svg:width="152.40mm" svg:height="81.07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5">2. what is HTTP modules why we use</text:span></text:p>
      <text:p text:style-name="P3"><text:span text:style-name="T5">HTTP Module:</text:span></text:p>
      <text:p text:style-name="P3"><text:span text:style-name="T5">The http module is a core (built-in) module in Node.js that allows Node to:</text:span></text:p>
      <text:p text:style-name="P3"><text:span text:style-name="T5"><text:tab/>Create web servers</text:span></text:p>
      <text:p text:style-name="P3"><text:span text:style-name="T5"><text:tab/>Handle HTTP requests</text:span></text:p>
      <text:p text:style-name="P3"><text:span text:style-name="T5"><text:tab/>Send HTTP responses</text:span></text:p>
      <text:p text:style-name="P3"><text:span text:style-name="T5">Why we use it:</text:span></text:p>
      <text:p text:style-name="P3"><text:span text:style-name="T5"><text:tab/>To build backend servers</text:span></text:p>
      <text:p text:style-name="P3"><text:span text:style-name="T5"><text:tab/>To handle client requests (browser, Postman, frontend apps)</text:span></text:p>
      <text:p text:style-name="P3"><text:span text:style-name="T5"><text:tab/>To send data like HTML, JSON, or text</text:span></text:p>
      <text:p text:style-name="P3"><text:span text:style-name="T5"><text:tab/>No need to install it (comes with Node)</text:span></text:p>
      <text:p text:style-name="P3"><text:span text:style-name="T5">3. what is import export methods.</text:span></text:p>
      <text:p text:style-name="P3"><text:span text:style-name="T5">Import &amp; Export:</text:span></text:p>
      <text:p text:style-name="P3"><text:span text:style-name="T5"><text:tab/>They are used to share code between files.</text:span></text:p>
      <text:p text:style-name="P3"><text:span text:style-name="T5">Why needed:</text:span></text:p>
      <text:p text:style-name="P3"><text:span text:style-name="T5"><text:tab/>To keep code modular</text:span></text:p>
      <text:p text:style-name="P3"><text:span text:style-name="T5"><text:tab/>Reuse functions across files</text:span></text:p>
      <text:p text:style-name="P3"><text:span text:style-name="T5"><text:tab/>Better file structure and readability</text:span></text:p>
      <text:p text:style-name="P3"><text:span text:style-name="T5">Two types in Node:</text:span></text:p>
      <text:p text:style-name="P3"><text:span text:style-name="T5">CommonJS:</text:span></text:p>
      <text:p text:style-name="P3"><text:span text:style-name="T5"><text:tab/>require() / module.exports</text:span></text:p>
      <text:p text:style-name="P3"><text:span text:style-name="T5">ES Modules (Modern):</text:span></text:p>
      <text:p text:style-name="P3"><text:span text:style-name="T5"><text:tab/>import / export</text:span></text:p>
      <text:p text:style-name="P3"><text:span text:style-name="T5">4. using import and export methods to add 2 numbers (app.js and add.js)</text:span></text:p>
      <text:p text:style-name="P3"><text:span text:style-name="T5">add.js:</text:span></text:p>
      <text:p text:style-name="P3"><text:span text:style-name="T5">export function add(a, b) {</text:span></text:p>
      <text:p text:style-name="P3"><text:span text:style-name="T5"><text:s text:c="2"/>return a + b;</text:span></text:p>
      <text:p text:style-name="P3"><text:span text:style-name="T5">}</text:span></text:p>
      <text:p text:style-name="P3"><text:span text:style-name="T5">app.js:</text:span></text:p>
      <text:p text:style-name="P3"><text:span text:style-name="T5">import { add } from "./add.js";</text:span></text:p>
      <text:p text:style-name="P3"><text:span text:style-name="T5">const result = add(10, 20);</text:span></text:p>
      <text:p text:style-name="P3"><text:span text:style-name="T5">console.log("Sum of two numbers:", result);</text:span></text:p>
      <text:p text:style-name="P4"><draw:frame text:anchor-type="as-char" svg:width="152.40mm" svg:height="81.70mm" style:rel-width="scale" style:rel-height="scale"><draw:object-ole xlink:href="OleObj2"/><draw:image xlink:href="ObjectReplacements/OleObj2"/></draw:frame><text:span text:style-name="T5"/></text:p>
      <text:p text:style-name="P5"><text:span text:style-name="T5"/></text:p>
      <text:p text:style-name="P5"><text:span text:style-name="T5">5. what is the machine and run time environment it is? in Node</text:span></text:p>
      <text:p text:style-name="P5"><text:span text:style-name="T5">Machine:</text:span></text:p>
      <text:p text:style-name="P5"><text:span text:style-name="T5"><text:tab/>The machine is the system where Node.js runs</text:span></text:p>
      <text:p text:style-name="P5"><text:span text:style-name="T5"><text:tab/>Example:</text:span></text:p>
      <text:p text:style-name="P5"><text:span text:style-name="T5"><text:tab/><text:tab/>Your laptop</text:span></text:p>
      <text:p text:style-name="P5"><text:span text:style-name="T5"><text:tab/><text:tab/>Server (AWS, Azure, etc.)</text:span></text:p>
      <text:p text:style-name="P5"><text:span text:style-name="T5"><text:tab/>It can be Windows / Linux / macOS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